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tyle="italic" style:font-style-asian="italic" style:font-style-complex="italic"/>
    </style:style>
    <style:style style:name="T3" style:parent-style-name="Fuentedepárrafopredeter." style:family="text">
      <style:text-properties fo:font-style="italic" style:font-style-asian="italic" style:font-style-complex="italic"/>
    </style:style>
    <style:style style:name="P4" style:parent-style-name="Standard" style:family="paragraph">
      <style:text-properties fo:font-style="italic" style:font-style-asian="italic" style:font-style-complex="italic"/>
    </style:style>
    <style:style style:name="P5" style:parent-style-name="Standard" style:family="paragraph">
      <style:text-properties fo:font-style="italic" style:font-style-asian="italic" style:font-style-complex="italic"/>
    </style:style>
    <style:style style:name="P6" style:parent-style-name="Standard" style:family="paragraph">
      <style:text-properties fo:font-style="italic" style:font-style-asian="italic" style:font-style-complex="italic"/>
    </style:style>
    <style:style style:name="P7" style:parent-style-name="Standard" style:family="paragraph">
      <style:text-properties fo:font-style="italic" style:font-style-asian="italic" style:font-style-complex="italic"/>
    </style:style>
    <style:style style:name="P8" style:parent-style-name="Standard" style:family="paragraph">
      <style:text-properties fo:font-style="italic" style:font-style-asian="italic" style:font-style-complex="italic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family="paragraph">
      <style:text-properties fo:font-style="italic" style:font-style-asian="italic" style:font-style-complex="italic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fo:font-style="italic" style:font-style-asian="italic" style:font-style-complex="italic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P20" style:parent-style-name="Standard" style:family="paragraph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P29" style:parent-style-name="Standard" style:family="paragraph">
      <style:text-properties fo:font-style="italic" style:font-style-asian="italic" style:font-style-complex="italic"/>
    </style:style>
    <style:style style:name="P30" style:parent-style-name="Standard" style:family="paragraph">
      <style:text-properties fo:font-style="italic" style:font-style-asian="italic" style:font-style-complex="italic"/>
    </style:style>
    <style:style style:name="P31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32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33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34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35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36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37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38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39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40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41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42" style:parent-style-name="Standard" style:family="paragraph">
      <style:text-properties style:font-name="sans-serif" fo:font-style="italic" style:font-style-asian="italic" style:font-style-complex="italic" fo:color="#000000"/>
    </style:style>
    <style:style style:name="P43" style:parent-style-name="Standard" style:family="paragraph">
      <style:text-properties style:font-name="sans-serif" fo:font-style="italic" style:font-style-asian="italic" style:font-style-complex="italic" fo:color="#000000"/>
    </style:style>
  </office:automatic-styles>
  <office:body>
    <office:text text:use-soft-page-breaks="true">
      <text:p text:style-name="P1">Resumen de Comentarios</text:p>
      <text:p text:style-name="Standard"/>
      <text:p text:style-name="Standard">Para programar Arduino desde el terminal es necesario instalar “arduino-mk”</text:p>
      <text:p text:style-name="Standard"/>
      <text:p text:style-name="Standard">make, copila el programa</text:p>
      <text:p text:style-name="Standard">make upload, copila y carga el programa en la tarjeta</text:p>
      <text:p text:style-name="Standard">make upload clean, limpia el terminal depues de cargar el<text:s/>programa</text:p>
      <text:p text:style-name="Standard"/>
      <text:p text:style-name="Standard">############ Makefile ###########</text:p>
      <text:p text:style-name="Standard"/>
      <text:p text:style-name="Standard">ARDUINO_DIR = /<text:span text:style-name="T2">usr</text:span>/share/arduino</text:p>
      <text:p text:style-name="Standard">ARDUINO_PORT = /<text:span text:style-name="T3">dev/ttyUSB0</text:span></text:p>
      <text:p text:style-name="P4">USER_LIB_PAH = /home/pi/sketchbook/libraries<text:tab/></text:p>
      <text:p text:style-name="P5">BOARD_TAG = uno</text:p>
      <text:p text:style-name="P6"/>
      <text:p text:style-name="P7">include /usr/share/arduino/Arduino.mk</text:p>
      <text:p text:style-name="P8"/>
      <text:p text:style-name="P9">##################################</text:p>
      <text:p text:style-name="P10"/>
      <text:p text:style-name="P11">Para instalar instalar el programa necesario para ver el puerto serial:</text:p>
      <text:p text:style-name="P12">sudo apt-get install screen</text:p>
      <text:p text:style-name="P13"/>
      <text:p text:style-name="P14">make upload monitor clean ## para cargar el programa y visualizar el puerto com</text:p>
      <text:p text:style-name="P15"/>
      <text:p text:style-name="P16">screen list ## visualiza los terminales que siguen abiertos</text:p>
      <text:p text:style-name="P17">screen X -quit <text:s/>##<text:s/>para eliminar cualquier procedimiento de screen</text:p>
      <text:p text:style-name="P18">screen -r ## para volver a abrir el puerto com</text:p>
      <text:p text:style-name="P19"/>
      <text:p text:style-name="P20">######### pySerial ########</text:p>
      <text:p text:style-name="P21"/>
      <text:p text:style-name="P22">ser = serial.Serial('/dev/ttyUSB0') ## open serial <text:s/>port</text:p>
      <text:p text:style-name="P23">pirnt(ser.name) ## Muestra el serial seleccionado</text:p>
      <text:p text:style-name="P24">ser.write(b’hello’)<text:s/>## Escribe una cadena de caracteres</text:p>
      <text:p text:style-name="P25">ser.close() ## Cierra el puerto</text:p>
      <text:p text:style-name="P26"/>
      <text:p text:style-name="P27">x = ser. read() ## leer un byte</text:p>
      <text:p text:style-name="P28">s = ser.read (10) ## leer hasta 10 bytes (timeout)</text:p>
      <text:p text:style-name="P29">line = ser.readline()<text:tab/>## Leer una linea completa hasta /n</text:p>
      <text:p text:style-name="P30"/>
      <text:p text:style-name="P31">Open port at “38400,8,E,1”, non blocking HW<text:s/>handshaking: ## ni idea que es</text:p>
      <text:p text:style-name="P32"/>
      <text:p text:style-name="P33">######<text:s/>este es el ejemplo ######</text:p>
      <text:p text:style-name="P34">ser = serial.Serial('COM3', 38400, timeout=0, parity=serial.PARITY_EVEN, rtscts=1)</text:p>
      <text:p text:style-name="P35">s = ser.read(100) <text:s text:c="6"/># read up to one hundred bytes <text:s/># or as much is in the buffer</text:p>
      <text:p text:style-name="P36"/>
      <text:p text:style-name="P37">##### crear archivo con Python #####</text:p>
      <text:p text:style-name="P38">import os<text:s/>## librería necesaria para manipulación de archivos<text:s/></text:p>
      <text:p text:style-name="P39">file = open("/ruta/filename.txt", "w")<text:s text:c="2"/>## creando <text:s/>el archivo con propiedad escribible<text:s/></text:p>
      <text:p text:style-name="P40">file.write("Primera línea" + os.linesep)<text:s text:c="2"/>## escritura de una nueva línea<text:s/></text:p>
      <text:p text:style-name="P41">file.close()<text:s text:c="2"/>## cerrando el documento<text:s/></text:p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deaprende</dc:creator>
    <meta:creation-date>2019-06-26T21:03:00Z</meta:creation-date>
    <dc:date>2019-06-30T19:38:00Z</dc:date>
    <meta:template xlink:href="Normal" xlink:type="simple"/>
    <meta:editing-cycles>4</meta:editing-cycles>
    <meta:editing-duration>PT780S</meta:editing-duration>
    <meta:document-statistic meta:page-count="2" meta:paragraph-count="3" meta:word-count="275" meta:character-count="1788" meta:row-count="12" meta:non-whitespace-character-count="1516"/>
  </office:meta>
</office:document-meta>
</file>